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74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074cm" fo:min-width="0cm" draw:shadow="hidden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4" style:family="graphic" style:parent-style-name="objectwithoutfill">
      <style:graphic-properties svg:stroke-width="0.15cm" svg:stroke-color="#000000" draw:marker-start-width="0.655cm" draw:marker-end-width="0.655cm" draw:stroke-linejoin="miter" draw:fill="solid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font-size="18pt" fo:font-weight="bold" style:font-size-asian="18pt" style:font-size-complex="18pt"/>
    </style: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498cm" svg:height="0.998cm" svg:x="5cm" svg:y="6cm" svg:viewBox="0 0 499 999" draw:points="499,499 0,999 0,0">
            <text:p/>
          </draw:polygon>
          <draw:polygon draw:style-name="gr1" draw:text-style-name="P1" draw:layer="layout" svg:width="0.498cm" svg:height="0.998cm" svg:x="5.399cm" svg:y="6.001cm" svg:viewBox="0 0 499 999" draw:points="499,499 0,999 0,0">
            <text:p/>
          </draw:polygon>
          <draw:polygon draw:style-name="gr2" draw:text-style-name="P2" draw:layer="layout" svg:width="0.299cm" svg:height="1cm" svg:x="4.7cm" svg:y="6cm" svg:viewBox="0 0 300 1001" draw:points="300,1001 0,1001 0,0 300,1">
            <text:p/>
          </draw:polygon>
        </draw:g>
        <draw:g>
          <draw:polygon draw:style-name="gr1" draw:text-style-name="P1" draw:layer="layout" svg:width="0.499cm" svg:height="1cm" svg:x="1.5cm" svg:y="5.998cm" svg:viewBox="0 0 500 1001" draw:points="0,500 500,1001 500,0">
            <text:p/>
          </draw:polygon>
          <draw:polygon draw:style-name="gr1" draw:text-style-name="P1" draw:layer="layout" svg:width="0.499cm" svg:height="1cm" svg:x="1.1cm" svg:y="5.999cm" svg:viewBox="0 0 500 1001" draw:points="0,500 500,1001 500,0">
            <text:p/>
          </draw:polygon>
          <draw:polygon draw:style-name="gr2" draw:text-style-name="P2" draw:layer="layout" svg:width="0.299cm" svg:height="1cm" svg:x="2cm" svg:y="5.999cm" svg:viewBox="0 0 300 1001" draw:points="300,1001 0,1001 0,0 300,1">
            <text:p/>
          </draw:polygon>
        </draw:g>
        <draw:path draw:style-name="gr3" draw:text-style-name="P3" draw:layer="layout" svg:width="0.684cm" svg:height="0.999cm" svg:x="4.997cm" svg:y="4cm" svg:viewBox="0 0 685 1000" svg:d="M685 278c0 35-5 66-15 94-11 27-25 53-45 76-19 23-50 51-93 82l-56 42c-34 24-59 49-75 76s-25 56-25 88h-123c1-32 6-60 15-85 9-24 21-45 36-64 14-19 30-35 49-50 18-15 36-29 55-42 18-13 37-26 55-40 18-13 34-28 48-44s25-35 34-55c8-21 13-45 13-72 0-53-19-95-55-125-36-31-87-46-152-46s-117 16-155 49c-38 32-61 77-67 133l-129-8c12-92 49-163 109-213 61-49 141-74 241-74 104 0 186 25 245 74 60 49 90 117 90 204zM248 1000v-140h136v140z">
          <text:p/>
        </draw:path>
        <draw:g>
          <draw:polygon draw:style-name="gr1" draw:text-style-name="P1" draw:layer="layout" svg:width="0.499cm" svg:height="1cm" svg:x="2.5cm" svg:y="6cm" svg:viewBox="0 0 500 1001" draw:points="0,498 500,1001 500,0">
            <text:p/>
          </draw:polygon>
          <draw:polygon draw:style-name="gr2" draw:text-style-name="P2" draw:layer="layout" svg:width="0.299cm" svg:height="1cm" svg:x="3cm" svg:y="6cm" svg:viewBox="0 0 300 1001" draw:points="300,1001 0,1001 0,0 300,1">
            <text:p/>
          </draw:polygon>
        </draw:g>
        <draw:g>
          <draw:polygon draw:style-name="gr1" draw:text-style-name="P1" draw:layer="layout" svg:width="0.499cm" svg:height="1cm" svg:x="4cm" svg:y="6cm" svg:viewBox="0 0 500 1001" draw:points="500,500 0,1001 0,0">
            <text:p/>
          </draw:polygon>
          <draw:polygon draw:style-name="gr2" draw:text-style-name="P2" draw:layer="layout" svg:width="0.299cm" svg:height="1cm" svg:x="3.7cm" svg:y="6cm" svg:viewBox="0 0 300 1001" draw:points="300,1001 0,1001 0,0 300,1">
            <text:p/>
          </draw:polygon>
        </draw:g>
        <draw:polyline draw:style-name="gr4" draw:text-style-name="P4" draw:layer="layout" svg:width="0.706cm" svg:height="0.706cm" draw:transform="rotate (-2.35619449019234) translate (3cm 8.5cm)" svg:viewBox="0 0 707 707" draw:points="0,707 707,707 707,0">
          <text:p/>
        </draw:polyline>
        <draw:polyline draw:style-name="gr4" draw:text-style-name="P4" draw:layer="layout" svg:width="0.706cm" svg:height="0.706cm" draw:transform="rotate (-2.35619449019234) translate (3.4cm 8.5cm)" svg:viewBox="0 0 707 707" draw:points="0,707 707,707 707,0">
          <text:p/>
        </draw:polyline>
        <draw:polyline draw:style-name="gr4" draw:text-style-name="P4" draw:layer="layout" svg:width="0.706cm" svg:height="0.706cm" draw:transform="rotate (-2.35619449019234) translate (4.3cm 8.5cm)" svg:viewBox="0 0 707 707" draw:points="0,707 707,707 707,0">
          <text:p/>
        </draw:polyline>
        <draw:polyline draw:style-name="gr4" draw:text-style-name="P4" draw:layer="layout" svg:width="0.706cm" svg:height="0.706cm" draw:transform="rotate (2.35619449019234) translate (4.4cm 9cm)" svg:viewBox="0 0 707 707" draw:points="707,707 0,707 0,0">
          <text:p/>
        </draw:polyline>
        <draw:polyline draw:style-name="gr4" draw:text-style-name="P4" draw:layer="layout" svg:width="0.706cm" svg:height="0.706cm" draw:transform="rotate (2.35619449019234) translate (5.3cm 9cm)" svg:viewBox="0 0 707 707" draw:points="707,707 0,707 0,0">
          <text:p/>
        </draw:polyline>
        <draw:polyline draw:style-name="gr4" draw:text-style-name="P4" draw:layer="layout" svg:width="0.706cm" svg:height="0.706cm" draw:transform="rotate (2.35619449019234) translate (5.7cm 9cm)" svg:viewBox="0 0 707 707" draw:points="707,707 0,707 0,0">
          <text:p/>
        </draw:polyline>
        <draw:path draw:style-name="gr5" draw:text-style-name="P5" draw:layer="layout" svg:width="0.725cm" svg:height="0.999cm" svg:x="3cm" svg:y="4cm" svg:viewBox="0 0 726 1000" svg:d="M726 283c0 30-4 57-12 81-8 23-19 44-33 62-13 19-29 35-46 50s-35 28-53 41c-18 14-36 26-53 39-18 13-34 26-48 40-13 14-25 30-34 47s-13 37-14 59h-187c2-40 11-73 25-102 15-28 33-52 54-73s43-40 67-57c24-16 46-33 66-50 20-18 37-37 50-57 14-20 20-44 20-72 0-41-13-74-40-97-27-24-65-36-114-36-24 0-46 3-66 10s-37 17-53 30c-15 13-27 28-37 46s-16 38-19 60h-199c6-42 17-81 35-118 17-37 41-69 71-97 31-27 68-49 112-65s95-24 153-24c56 0 106 7 150 20 43 13 81 31 111 56 31 24 54 54 70 89s24 74 24 118zM240 1000v-189h202v18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13:14:37.523000000</meta:creation-date>
    <dc:date>2020-01-20T18:07:49.083562025</dc:date>
    <meta:editing-duration>PT16M5S</meta:editing-duration>
    <meta:editing-cycles>3</meta:editing-cycles>
    <meta:generator>LibreOffice/5.1.6.2$Linux_X86_64 LibreOffice_project/10m0$Build-2</meta:generator>
    <meta:document-statistic meta:object-count="22"/>
  </office:meta>
</office:document-meta>
</file>